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3c4043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ogo Multiplayer - "Corrida pelo Tesouro" </text:span><text:line-break/><text:line-break/><text:span text:style-name="T1">Contexto do Jogo: </text:span><text:line-break/><text:span text:style-name="T1">Os alunos deverão implementar um jogo multiplayer no qual jogadores competem para coletar tesouros que se encontram no mapa principal e salas de tesouro espalhadas pelo mapa. O objetivo é esgotar todos os tesouros disponíveis no jogo. O grande diferencial está na sala do tesouro, uma área especial onde os jogadores têm acesso a um mapa exclusivo com tesouros valiosos que precisam ser coletados dentro de um limite de tempo. Cada sala do tesouro é uma sala diferente e exclusiva. Tanto o mapa principal quanto a sala do tesouro serão tratados como regiões críticas, garantindo a integridade dos dados compartilhados. </text:span><text:line-break/><text:span text:style-name="T1">O jogo termina quando todos os tesouros forem coletados, tanto do mapa principal, quanto das salas de tesouro. </text:span><text:line-break/><text:line-break/><text:span text:style-name="T1">Regras e Especificações do Jogo </text:span><text:line-break/><text:span text:style-name="T1">1. Servidor de Jogo (Sockets): </text:span></text:p>
      <text:list xml:id="list3105722110" text:style-name="L1">
        <text:list-item>
          <text:p text:style-name="P2">Deve ser implementado usando sockets TCP. </text:p>
        </text:list-item>
      </text:list>
      <text:p text:style-name="P3">É responsável por: </text:p>
      <text:list xml:id="list472793994" text:style-name="L2">
        <text:list-item>
          <text:p text:style-name="P5">Gerenciar o estado do jogo, incluindo: </text:p>
        </text:list-item>
        <text:list-item>
          <text:p text:style-name="P5">A posição dos jogadores no mapa principal. </text:p>
        </text:list-item>
        <text:list-item>
          <text:p text:style-name="P5">A localização e quantidade de tesouros em cada área. </text:p>
        </text:list-item>
        <text:list-item>
          <text:p text:style-name="P5">A fila de espera para acesso às salas do tesouro. </text:p>
        </text:list-item>
        <text:list-item>
          <text:p text:style-name="P5">Garantir a exclusão mútua no acesso e modificação do estado do mapa principal e da sala do tesouro. </text:p>
        </text:list-item>
        <text:list-item>
          <text:p text:style-name="P4">Sincronizar as ações entre os jogadores e enviar atualizações em tempo real. </text:p>
        </text:list-item>
      </text:list>
      <text:p text:style-name="P3">2. Mapa Principal (Região Crítica): </text:p>
      <text:list xml:id="list2015885165" text:style-name="L3">
        <text:list-item>
          <text:p text:style-name="P7">O mapa principal é uma área compartilhada onde todos os jogadores podem se movimentar e coletar tesouros espalhados por ele. </text:p>
        </text:list-item>
        <text:list-item>
          <text:p text:style-name="P7">Para garantir a integridade dos dados: </text:p>
        </text:list-item>
        <text:list-item>
          <text:p text:style-name="P7">O acesso ao mapa principal (movimentação de jogadores e coleta de tesouros) será protegido por semáforos. </text:p>
        </text:list-item>
        <text:list-item>
          <text:p text:style-name="P7">Cada célula do mapa principal pode ser tratada como um recurso compartilhado: </text:p>
        </text:list-item>
        <text:list-item>
          <text:p text:style-name="P7">Jogadores que tentarem acessar a mesma célula simultaneamente devem ser sincronizados para evitar conflitos. </text:p>
        </text:list-item>
        <text:list-item>
          <text:p text:style-name="P6">Quando um jogador coleta um tesouro, o servidor atualiza o estado do mapa principal (remoção do tesouro) de forma atômica. </text:p>
        </text:list-item>
      </text:list>
      <text:p text:style-name="P8"><text:span text:style-name="T2"> </text:span><text:line-break/><text:span text:style-name="T1">3. Sala do Tesouro (Região Crítica): </text:span><text:line-break/><text:span text:style-name="T1">A sala do tesouro é uma região crítica no jogo, acessível por apenas um jogador por vez, controlada por um semáforo. </text:span><text:line-break/><text:line-break/><text:span text:style-name="T1">Funcionamento: </text:span></text:p>
      <text:list xml:id="list3322121108" text:style-name="L4">
        <text:list-item>
          <text:p text:style-name="P10">Quando um jogador entra na sala, ele acessa um mapa novo, contendo tesouros valiosos. </text:p>
        </text:list-item>
        <text:list-item>
          <text:p text:style-name="P10">O jogador tem 10 segundos para se mover no mapa da sala e coletar o máximo de tesouros possível. </text:p>
        </text:list-item>
        <text:list-item>
          <text:p text:style-name="P9">Após os 10 segundos, o jogador é automaticamente removido da sala e o semáforo é liberado para o próximo jogador. </text:p>
        </text:list-item>
      </text:list>
      <text:p text:style-name="P3"><text:soft-page-break/>Regra Especial: </text:p>
      <text:list xml:id="list2060491711" text:style-name="L5">
        <text:list-item>
          <text:p text:style-name="P11">Se todos os tesouros na sala forem coletados, a sala fica vazia e não pode ser acessada novamente. </text:p>
        </text:list-item>
      </text:list>
      <text:p text:style-name="P3">4. Objetivo do Jogo: </text:p>
      <text:list xml:id="list3710396688" text:style-name="L6">
        <text:list-item>
          <text:p text:style-name="P13">O jogo termina quando todos os tesouros de todas as áreas (Mapa principal e salas do tesouro) forem coletados. </text:p>
        </text:list-item>
        <text:list-item>
          <text:p text:style-name="P12">O jogador que coletar o maior número de tesouros será declarado o vencedor. </text:p>
        </text:list-item>
      </text:list>
      <text:p text:style-name="P8"><text:span text:style-name="T1">Regras de Sincronização e Semáforos </text:span><text:line-break/><text:line-break/><text:span text:style-name="T1">Mapa Principal (Região Crítica): </text:span></text:p>
      <text:list xml:id="list1624923526" text:style-name="L7">
        <text:list-item>
          <text:p text:style-name="P15">A movimentação dos jogadores e a coleta de tesouros no mapa principal devem ser protegidas por semáforos: </text:p>
        </text:list-item>
        <text:list-item>
          <text:p text:style-name="P15">Cada célula pode ter um semáforo individual, ou o mapa inteiro pode ser protegido por um semáforo global. </text:p>
        </text:list-item>
        <text:list-item>
          <text:p text:style-name="P15">O servidor deve garantir que: </text:p>
        </text:list-item>
        <text:list-item>
          <text:p text:style-name="P15">Apenas um jogador possa coletar um tesouro por vez. </text:p>
        </text:list-item>
        <text:list-item>
          <text:p text:style-name="P14">A posição dos jogadores seja atualizada de forma consistente. </text:p>
        </text:list-item>
      </text:list>
      <text:p text:style-name="P3">Sala do Tesouro (Região Crítica): </text:p>
      <text:list xml:id="list4240246236" text:style-name="L8">
        <text:list-item>
          <text:p text:style-name="P17">A sala é protegida por um semáforo binário, garantindo que apenas um jogador por vez possa acessá-la. </text:p>
        </text:list-item>
        <text:list-item>
          <text:p text:style-name="P16">Jogadores que tentarem entrar enquanto a sala está ocupada serão colocados em uma fila de espera gerenciada pelo servidor. </text:p>
        </text:list-item>
      </text:list>
      <text:p text:style-name="P3">Sincronização de Tesouros: </text:p>
      <text:list xml:id="list1578172096" text:style-name="L9">
        <text:list-item>
          <text:p text:style-name="P18">O acesso e a remoção de tesouros (tanto no mapa principal quanto na sala do tesouro) devem ser protegidos para evitar inconsistências. </text:p>
        </text:list-item>
      </text:list>
      <text:p text:style-name="P8"><text:span text:style-name="T2"> </text:span><text:line-break/><text:span text:style-name="T1">Requisitos Técnicos </text:span><text:line-break/><text:line-break/><text:span text:style-name="T1">Servidor: </text:span></text:p>
      <text:list xml:id="list2062747520" text:style-name="L10">
        <text:list-item>
          <text:p text:style-name="P20">Gerenciar jogadores, mapas e tesouros. </text:p>
        </text:list-item>
        <text:list-item>
          <text:p text:style-name="P20">Garantir exclusão mútua ao acessar a sala do tesouro. </text:p>
        </text:list-item>
        <text:list-item>
          <text:p text:style-name="P19">Sincronizar estados do jogo em tempo real para todos os jogadores conectados. </text:p>
        </text:list-item>
      </text:list>
      <text:p text:style-name="P3">Clientes: </text:p>
      <text:list xml:id="list2364883868" text:style-name="L11">
        <text:list-item>
          <text:p text:style-name="P22">Cada cliente deve permitir: </text:p>
        </text:list-item>
        <text:list-item>
          <text:p text:style-name="P22">Movimentação pelo mapa principal. </text:p>
        </text:list-item>
        <text:list-item>
          <text:p text:style-name="P22">Coleta de tesouros. </text:p>
        </text:list-item>
        <text:list-item>
          <text:p text:style-name="P22">Tentativa de acessar a sala do tesouro. </text:p>
        </text:list-item>
        <text:list-item>
          <text:p text:style-name="P21">Quando na sala do tesouro, o cliente deve exibir um mapa exclusivo que o jogador pode explorar por 10 segundos. </text:p>
        </text:list-item>
      </text:list>
      <text:p text:style-name="P8"><text:span text:style-name="T1"/></text:p>
      <text:p text:style-name="P8"><text:soft-page-break/><text:span text:style-name="T1"><text:tab/>Entrega </text:span><text:line-break/><text:span text:style-name="T1">Os alunos devem entregar: </text:span></text:p>
      <text:list xml:id="list486451398" text:style-name="L12">
        <text:list-item>
          <text:p text:style-name="P23">O código-fonte completo do servidor e dos clientes, devidamente comentado. </text:p>
        </text:list-item>
      </text:list>
      <text:p text:style-name="P3">Um documento explicando: </text:p>
      <text:list xml:id="list252884987" text:style-name="L13">
        <text:list-item>
          <text:p text:style-name="P25">O funcionamento da exclusão mútua (semáforos). </text:p>
        </text:list-item>
        <text:list-item>
          <text:p text:style-name="P25">A lógica do servidor para gerenciar estados do jogo. </text:p>
        </text:list-item>
        <text:list-item>
          <text:p text:style-name="P24">Logs de execução demonstrando jogadores acessando a sala do tesouro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6T13:36:50.094000000</meta:creation-date>
    <dc:date>2024-11-26T14:45:03.741000000</dc:date>
    <meta:editing-duration>PT58M3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52" meta:word-count="721" meta:character-count="4333" meta:non-whitespace-character-count="3632"/>
  </office:meta>
</office:document-meta>
</file>